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, 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ítulo_20_de_20_sección">
      <style:paragraph-properties fo:break-before="page"/>
    </style:style>
    <style:style style:name="P2" style:family="paragraph" style:parent-style-name="Texto">
      <style:paragraph-properties fo:text-align="center" style:justify-single-word="false"/>
    </style:style>
    <style:style style:name="P3" style:family="paragraph" style:parent-style-name="Texto">
      <style:text-properties style:font-name="Times New Roman1"/>
    </style:style>
    <style:style style:name="P4" style:family="paragraph" style:parent-style-name="Texto">
      <style:text-properties style:font-name="Times New Roman1" fo:language="es" fo:country="UY"/>
    </style:style>
    <style:style style:name="P5" style:family="paragraph" style:parent-style-name="Texto">
      <style:text-properties fo:font-weight="bold" style:font-weight-asian="bold" style:font-weight-complex="bold"/>
    </style:style>
    <style:style style:name="P6" style:family="paragraph" style:parent-style-name="Nota_20_al_20_pie" style:master-page-name="Converted1">
      <style:paragraph-properties style:page-number="auto"/>
    </style:style>
    <style:style style:name="P7" style:family="paragraph" style:parent-style-name="Nota_20_al_20_pie" style:master-page-name="Converted2">
      <style:paragraph-properties style:page-number="auto"/>
    </style:style>
    <style:style style:name="P8" style:family="paragraph" style:parent-style-name="Título_20_del_20_trabajo" style:master-page-name="Standard">
      <style:paragraph-properties style:page-number="auto"/>
    </style:style>
    <style:style style:name="P9" style:family="paragraph" style:parent-style-name="Text_20_body">
      <style:paragraph-properties fo:text-align="end" style:justify-single-word="false"/>
      <style:text-properties style:font-name="Times New Roman" fo:language="es" fo:country="UY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1"/>
    </style:style>
    <style:style style:name="T4" style:family="text">
      <style:text-properties style:font-name="Times New Roman1" fo:font-size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ítulo del artículo</text:p>
      <text:p text:style-name="P2">Nombre primer autorx – Afiliación institucional – correo electrónico<text:note text:id="ftn1" text:note-class="footnote"><text:note-citation>1</text:note-citation><text:note-body><text:p text:style-name="P6">Agradecemos no incluir los datos de autoría en el documento al presentar el artículo.</text:p></text:note-body></text:note></text:p>
      <text:p text:style-name="P2">Nombre segundo autorx – Afiliación institucional – correo electrónico</text:p>
      <text:p text:style-name="P2">Nombre tercer autorx – Afiliación institucional – correo electrónico</text:p>
      <text:p text:style-name="Título_20_de_20_sección"/>
      <text:p text:style-name="Título_20_de_20_sección">Resumen</text:p>
      <text:p text:style-name="Texto">En esta sección lxs autorxs incluirán un resumen de hasta doscientas cincuenta palabras donde se presente brevemente el objetivo del trabajo, la temática que se abordará, la perspectiva teórica / metodológica y las principales conclusiones y aportes.</text:p>
      <text:p text:style-name="Título_20_de_20_sección">Abstract</text:p>
      <text:p text:style-name="Texto">En este apartado es necesario incluir el resumen del artículo en idioma inglés. En caso de necesitar apoyo con la traducción del resumen al inglés, escribir a <text:a xlink:type="simple" xlink:href="mailto:contacto@caicu.uy" text:style-name="Internet_20_link" text:visited-style-name="Visited_20_Internet_20_Link">contacto@caicu.uy</text:a></text:p>
      <text:p text:style-name="Texto"><text:span text:style-name="T2">Palabras clave: </text:span><text:span text:style-name="T1">hasta cinco términos que permitan identificar la temática y abordaje</text:span></text:p>
      <text:p text:style-name="Título_20_de_20_sección"/>
      <text:p text:style-name="Título_20_de_20_sección">Título de la sección 1</text:p>
      <text:p text:style-name="Texto">El artículo debe presentarse utilizando tipografía Times New Roman en tamaño 12, con interlineado 1,5 y el texto justificado. El espaciado entre párrafos será de 8 puntos. Para el título del trabajo, que encabeza el documento, debe utilizarse Times New Roman tamaño 16.</text:p>
      <text:p text:style-name="Texto">Cada sección del trabajo estará encabezada por un título en Times New Roman, tamaño 14, en formato <text:span text:style-name="T1">bold</text:span> o negrita, alineados a la izquierda. Las subsecciones estarán encabezadas por un subtítulo en Times New Roman, tamaño 12, formato <text:span text:style-name="T1">bold</text:span> o negrita. Para las notas al pie se utilizará Times New Roman tamaño 10.<text:note text:id="ftn2" text:note-class="footnote"><text:note-citation>2</text:note-citation><text:note-body><text:p text:style-name="P7">Tipografía Times New Roman, tamaño 10.</text:p></text:note-body></text:note></text:p>
      <text:p text:style-name="Título_20_de_20_subsección"><text:soft-page-break/>Título de la subsección 1.1</text:p>
      <text:p text:style-name="P3">Al presentar el artículo para evaluación no deben incluirse los datos de la autoría, a efectos de garantizar una revisión que no considere la identidad de quien postula. Existe un apartado para los datos de autoría y contacto en el formulario a través del cual se postulan los artículos.</text:p>
      <text:p text:style-name="Texto"><text:span text:style-name="T4">La categoría trabajos exploratorios prevé una extensión de entre 1 y 3 páginas. </text:span><text:span text:style-name="T3">La categoría artículos de conferencia admite trabajos de entre 4 y 10 páginas. La categoría artículos extendidos admite trabajos de entre 11 y 20 páginas. Ambas extensiones incluyen figuras (imágenes, gráficos, etc.) pero no referencias bibliográficas. Ante dudas de formato, agradecemos contactarse con </text:span><text:a xlink:type="simple" xlink:href="mailto:contacto@caicu.uy" text:style-name="Internet_20_link" text:visited-style-name="Visited_20_Internet_20_Link"><text:span text:style-name="T3">contacto@caicu.uy</text:span></text:a><text:span text:style-name="T3"> </text:span></text:p>
      <text:p text:style-name="P4">Presentar un artículo al primer Congreso Académico Interdisciplinario sobre Carnaval Uruguayo implica la autorización de lxs autorxs a que el trabajo sea incluido en la publicación digital del evento, en caso de que sea aceptado. Se contará con un período para realizar pequeñas modificaciones o actualizaciones una vez finalizada la conferencia.</text:p>
      <text:p text:style-name="P3"/>
      <text:p text:style-name="P5"/>
      <text:p text:style-name="P1">Referencias</text:p>
      <text:p text:style-name="Texto">Las referencias se presentan en una página aparte, y no están incluidas en el máximo de páginas establecidas para cada categoría de artículo. Deben realizarse siguiendo el formato APA 7ma. Sugerimos consultar <text:a xlink:type="simple" xlink:href="https://www.revista.unam.mx/wp-content/uploads/3_Normas-APA-7-ed-2019-11-6.pdf" text:style-name="Internet_20_link" text:visited-style-name="Visited_20_Internet_20_Link">este manual resumido</text:a> ante dudas.</text:p>
      <text:p text:style-name="Texto">Publicación periódica:</text:p>
      <text:p text:style-name="Texto">Apellido, N. (año, mes). Título del artículo. <text:span text:style-name="T1">Título de la publicación</text:span>, Volumen(número), pp. inicio-fin.</text:p>
      <text:p text:style-name="Texto">Libro:</text:p>
      <text:p text:style-name="Texto">Apellido, N. (año). <text:span text:style-name="T1">Título del libro</text:span>. Editorial</text:p>
      <text:p text:style-name="Texto">Capítulo de libro:</text:p>
      <text:p text:style-name="Texto">Apellido, N. (año). Nombre del capítulo en N. Apellido, N. Apellido [Editores/Compiladores] <text:span text:style-name="T1">Nombre del libro</text:span> (pp. inicio-fin del capítulo). Editorial</text:p>
      <text:p text:style-name="Texto">Artículo de conferencia o ponencia:</text:p>
      <text:p text:style-name="Texto">Apellido, N. (año, día y mes). <text:span text:style-name="T1">Título del trabajo</text:span> [tipo de contribución]. Nombre de la conferencia, ubicación</text:p>
      <text:p text:style-name="Texto">Tesis:</text:p>
      <text:p text:style-name="Texto">Apellido, N. (año). <text:span text:style-name="T1">Título de la tesis</text:span> [tesis de x, institución que otorga el título]. Base de datos o repositorio donde se encuentra publicada</text:p>
      <text:p text:style-name="Texto">Video publicado en YouTube:</text:p>
      <text:p text:style-name="Texto">Canal. (año, día y mes). <text:span text:style-name="T1">Nombre del video</text:span> [video]. YouTube. Enla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, 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exto" style:family="paragraph" style:parent-style-name="Standard" style:default-outline-level="" style:list-style-name="">
      <style:paragraph-properties fo:line-height="150%" fo:text-align="justify" style:justify-single-word="false"/>
      <style:text-properties style:font-name="Times New Roman1" fo:font-size="12pt" fo:language="es" fo:country="UY" style:font-size-asian="12pt" style:font-name-complex="Times New Roman2" style:font-size-complex="12pt"/>
    </style:style>
    <style:style style:name="Título_20_del_20_trabajo" style:display-name="Título del trabajo" style:family="paragraph" style:parent-style-name="Standard" style:default-outline-level="" style:list-style-name="">
      <style:paragraph-properties fo:line-height="150%" fo:text-align="center" style:justify-single-word="false"/>
      <style:text-properties style:font-name="Times New Roman1" fo:font-size="16pt" fo:language="es" fo:country="UY" fo:font-weight="bold" style:font-size-asian="16pt" style:font-weight-asian="bold" style:font-name-complex="Times New Roman2" style:font-size-complex="16pt" style:font-weight-complex="bold"/>
    </style:style>
    <style:style style:name="endnote_20_text" style:display-name="endnote text" style:family="paragraph" style:parent-style-name="Standard" style:default-outline-level="" style:list-style-name="">
      <style:paragraph-properties fo:margin-top="0cm" fo:margin-bottom="0cm" fo:line-height="100%"/>
      <style:text-properties fo:font-size="10pt" style:font-size-asian="10pt" style:font-size-complex="10pt"/>
    </style:style>
    <style:style style:name="footnote_20_text" style:display-name="footnote text" style:family="paragraph" style:parent-style-name="Standard" style:default-outline-level="" style:list-style-name="">
      <style:paragraph-properties fo:margin-top="0cm" fo:margin-bottom="0cm" fo:line-height="100%"/>
      <style:text-properties fo:font-size="10pt" style:font-size-asian="10pt" style:font-size-complex="10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ta_20_al_20_pie" style:display-name="Nota al pie" style:family="paragraph" style:parent-style-name="footnote_20_text" style:default-outline-level="" style:list-style-name="">
      <style:paragraph-properties fo:line-height="150%" fo:text-align="justify" style:justify-single-word="false"/>
      <style:text-properties style:font-name="Times New Roman1" style:font-name-complex="Times New Roman2"/>
    </style:style>
    <style:style style:name="Título_20_de_20_sección" style:display-name="Título de sección" style:family="paragraph" style:parent-style-name="Texto" style:default-outline-level="" style:list-style-name="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Título_20_de_20_subsección" style:display-name="Título de subsección" style:family="paragraph" style:parent-style-name="Texto" style:default-outline-level="" style:list-style-name="">
      <style:paragraph-properties fo:keep-with-next="always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efault_20_Paragraph_20_Font" style:display-name="Default Paragraph Font" style:family="text"/>
    <style:style style:name="Texto_20_Car" style:display-name="Texto Car" style:family="text" style:parent-style-name="Default_20_Paragraph_20_Font">
      <style:text-properties style:font-name="Times New Roman1" fo:font-size="12pt" fo:language="es" fo:country="UY" style:font-size-asian="12pt" style:font-name-complex="Times New Roman2" style:font-size-complex="12pt"/>
    </style:style>
    <style:style style:name="Título_20_del_20_trabajo_20_Car" style:display-name="Título del trabajo Car" style:family="text" style:parent-style-name="Default_20_Paragraph_20_Font">
      <style:text-properties style:font-name="Times New Roman1" fo:font-size="16pt" fo:language="es" fo:country="UY" fo:font-weight="bold" style:font-size-asian="16pt" style:font-weight-asian="bold" style:font-name-complex="Times New Roman2" style:font-size-complex="16pt" style:font-weight-complex="bold"/>
    </style:style>
    <style:style style:name="Texto_20_nota_20_al_20_final_20_Car" style:display-name="Texto nota al final Car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Texto_20_nota_20_pie_20_Car" style:display-name="Texto nota pie C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Nota_20_al_20_pie_20_Car" style:display-name="Nota al pie Car" style:family="text" style:parent-style-name="Texto_20_nota_20_pie_20_Car">
      <style:text-properties style:font-name="Times New Roman1" fo:font-size="10pt" style:font-size-asian="10pt" style:font-name-complex="Times New Roman2" style:font-size-complex="10pt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Título_20_de_20_sección_20_Car" style:display-name="Título de sección Car" style:family="text" style:parent-style-name="Texto_20_Car">
      <style:text-properties style:font-name="Times New Roman1" fo:font-size="14pt" fo:language="es" fo:country="UY" fo:font-weight="bold" style:font-size-asian="14pt" style:font-weight-asian="bold" style:font-name-complex="Times New Roman2" style:font-size-complex="14pt" style:font-weight-complex="bold"/>
    </style:style>
    <style:style style:name="Título_20_de_20_subsección_20_Car" style:display-name="Título de subsección Car" style:family="text" style:parent-style-name="Texto_20_Car">
      <style:text-properties style:font-name="Times New Roman1" fo:font-size="12pt" fo:language="es" fo:country="UY" fo:font-weight="bold" style:font-size-asian="12pt" style:font-weight-asian="bold" style:font-name-complex="Times New Roman2" style:font-size-complex="12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end" style:justify-single-word="false"/>
      <style:text-properties style:font-name="Times New Roman" fo:language="es" fo:country="UY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rimer Congreso Académico Interdisciplinario sobre Carnaval Uruguayo | CAICU 2023</text:p>
      </style:footer>
    </style:master-page>
    <style:master-page style:name="Converted1" style:page-layout-name="Mpm2">
      <style:footer>
        <text:p text:style-name="Footer"/>
      </style:footer>
    </style:master-page>
    <style:master-page style:name="Converted2" style:page-layout-name="Mpm2">
      <style:footer>
        <text:p text:style-name="Footer"/>
      </style:footer>
    </style:master-page>
    <style:master-page style:name="HTML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iara Miranda</meta:initial-creator>
    <dc:creator>Chiara Miranda</dc:creator>
    <meta:editing-cycles>44</meta:editing-cycles>
    <meta:creation-date>2023-02-18T15:03:00</meta:creation-date>
    <dc:date>2023-02-21T21:54:36.18</dc:date>
    <meta:editing-duration>PT12M58S</meta:editing-duration>
    <meta:generator>OpenOffice/4.1.2$Win32 OpenOffice.org_project/412m3$Build-9782</meta:generator>
    <meta:document-statistic meta:table-count="0" meta:image-count="0" meta:object-count="0" meta:page-count="3" meta:paragraph-count="33" meta:word-count="551" meta:character-count="360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